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dcee" officeooo:paragraph-rsid="0011dcee"/>
    </style:style>
    <style:style style:name="P2" style:family="paragraph" style:parent-style-name="Standard">
      <style:text-properties officeooo:rsid="0012b5cb" officeooo:paragraph-rsid="0012b5cb"/>
    </style:style>
    <style:style style:name="P3" style:family="paragraph" style:parent-style-name="Standard">
      <style:text-properties officeooo:rsid="0012b91f" officeooo:paragraph-rsid="0012b91f"/>
    </style:style>
    <style:style style:name="P4" style:family="paragraph" style:parent-style-name="Standard">
      <style:text-properties officeooo:rsid="0013ec2c" officeooo:paragraph-rsid="0013ec2c"/>
    </style:style>
    <style:style style:name="P5" style:family="paragraph" style:parent-style-name="Standard">
      <style:text-properties officeooo:rsid="001c0b1f" officeooo:paragraph-rsid="001c0b1f"/>
    </style:style>
    <style:style style:name="P6" style:family="paragraph" style:parent-style-name="Standard">
      <style:text-properties officeooo:rsid="0013ec2c" officeooo:paragraph-rsid="0013ec2c"/>
    </style:style>
    <style:style style:name="P7" style:family="paragraph" style:parent-style-name="Standard">
      <style:text-properties officeooo:rsid="001dc73d" officeooo:paragraph-rsid="001dc73d"/>
    </style:style>
    <style:style style:name="P8" style:family="paragraph" style:parent-style-name="Standard">
      <style:text-properties officeooo:rsid="0023c179" officeooo:paragraph-rsid="0023c179"/>
    </style:style>
    <style:style style:name="P9" style:family="paragraph" style:parent-style-name="Standard">
      <style:text-properties officeooo:rsid="0023c725" officeooo:paragraph-rsid="0023c725"/>
    </style:style>
    <style:style style:name="T1" style:family="text">
      <style:text-properties officeooo:rsid="001429b0"/>
    </style:style>
    <style:style style:name="T2" style:family="text">
      <style:text-properties officeooo:rsid="0015e284"/>
    </style:style>
    <style:style style:name="T3" style:family="text">
      <style:text-properties officeooo:rsid="001669ed"/>
    </style:style>
    <style:style style:name="T4" style:family="text">
      <style:text-properties officeooo:rsid="0017b608"/>
    </style:style>
    <style:style style:name="T5" style:family="text">
      <style:text-properties officeooo:rsid="001a4eed"/>
    </style:style>
    <style:style style:name="T6" style:family="text">
      <style:text-properties officeooo:rsid="001ec07d"/>
    </style:style>
    <style:style style:name="T7" style:family="text">
      <style:text-properties officeooo:rsid="001fa16a"/>
    </style:style>
    <style:style style:name="T8" style:family="text">
      <style:text-properties officeooo:rsid="0020fdf8"/>
    </style:style>
    <style:style style:name="T9" style:family="text">
      <style:text-properties officeooo:rsid="00213da4"/>
    </style:style>
    <style:style style:name="T10" style:family="text">
      <style:text-properties officeooo:rsid="00214ae3"/>
    </style:style>
    <style:style style:name="T11" style:family="text">
      <style:text-properties officeooo:rsid="0021c770"/>
    </style:style>
    <style:style style:name="T12" style:family="text">
      <style:text-properties officeooo:rsid="002215a6"/>
    </style:style>
    <style:style style:name="T13" style:family="text">
      <style:text-properties officeooo:rsid="0023c725"/>
    </style:style>
    <style:style style:name="T14" style:family="text">
      <style:text-properties officeooo:rsid="0024afe7"/>
    </style:style>
    <style:style style:name="T15" style:family="text">
      <style:text-properties officeooo:rsid="00267e64"/>
    </style:style>
    <style:style style:name="T16" style:family="text">
      <style:text-properties officeooo:rsid="002868b9"/>
    </style:style>
    <style:style style:name="T17" style:family="text">
      <style:text-properties officeooo:rsid="002979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 </text:p>
      <text:p text:style-name="P1"/>
      <text:p text:style-name="P2">SISTEMAS DE INFORMAÇÃO E COMPETITIVIDADE </text:p>
      <text:p text:style-name="P3">-sistemas de informação permitem automatizar atividades, afetando positivamente em custo de <text:tab/>material, pessoal, tempo demandado. Com isso, permite focar em outras frentes, gerando <text:tab/>otimização do trabalho, e consequentemente mais competitividade.</text:p>
      <text:p text:style-name="P3"/>
      <text:p text:style-name="P4">FORÇAS COMPETITIVAS </text:p>
      <text:p text:style-name="P4">-<text:span text:style-name="T1">5 FORÇAS DE PORTER, </text:span><text:span text:style-name="T2">destinada a análise da competição entre empresas.</text:span></text:p>
      <text:p text:style-name="P4">-<text:span text:style-name="T2">ameaça de produtos substitutos, </text:span><text:span text:style-name="T3">produtos que podem fazer a mesma coisa, ou melhor</text:span></text:p>
      <text:p text:style-name="P4"/>
      <text:p text:style-name="P4">-<text:span text:style-name="T2">ameaça de entrada de novos concorrentes, </text:span><text:span text:style-name="T3">aparecer novas empresas vendendo a mesma coisa que <text:tab/>você</text:span></text:p>
      <text:p text:style-name="P4"/>
      <text:p text:style-name="P4">-<text:span text:style-name="T2">poder de negociação dos clientes, </text:span><text:span text:style-name="T3">se dá a partir que você tem muitos concorrentes oferecendo o <text:tab/>mesmo produto que você, dando ao cliente o poder de escolher e negociar o valor</text:span></text:p>
      <text:p text:style-name="P4"/>
      <text:p text:style-name="P4">-<text:span text:style-name="T2">poder de negociação dos fornecedores, </text:span><text:span text:style-name="T3">a partir que muitas empresas como você estão fornecendo o <text:tab/>mesmo produto, aquele que compra do fornecedor, tem poder de compra, pois pode escolher <text:tab/>o </text:span><text:span text:style-name="T4">f</text:span><text:span text:style-name="T3">ornecedor e negociar o valor, porém, quando o fornecedor não tem concorrência, pode <text:tab/>estipular o valor de venda</text:span></text:p>
      <text:p text:style-name="P4"/>
      <text:p text:style-name="P4">-<text:span text:style-name="T2">rivalidade entre os concorrentes, </text:span><text:span text:style-name="T5">quanto mais gente vendendo a mesma coisa que você, maior a <text:tab/>dificuldade de vender</text:span></text:p>
      <text:p text:style-name="P4"/>
      <text:p text:style-name="P7">Em uma organização, existem diferentes tipos de sistemas de informação, para diferentes pessoas <text:tab/>de acordo com seu nível hierárquico e atribuição. <text:span text:style-name="T6">Sendo eles: </text:span></text:p>
      <text:p text:style-name="P7">-<text:span text:style-name="T6">SISTEMAS DE APOIO EXECUTIVO (ESS)</text:span></text:p>
      <text:p text:style-name="P7">-<text:span text:style-name="T7">ajuda a alta administração com as tomadas de decisões, em um cenário onde já não existe um <text:tab/>procedimento padrão a se seguir.</text:span></text:p>
      <text:p text:style-name="P7">-<text:span text:style-name="T8">sintetizam e rastreiam dados críticos, usando gráficos para melhor visualização. </text:span></text:p>
      <text:p text:style-name="P7">-<text:span text:style-name="T8">com foco em analisar tendências e previsões. </text:span></text:p>
      <text:p text:style-name="P7"/>
      <text:p text:style-name="P7">-<text:span text:style-name="T9">SISTEMA DE APOIO À DECISÃO (DSS)</text:span></text:p>
      <text:p text:style-name="P7">-<text:span text:style-name="T10">suporte de tomada de decisão a situações incomuns e de evolução rápida. </text:span></text:p>
      <text:p text:style-name="P7"/>
      <text:p text:style-name="P7">-<text:span text:style-name="T11">SISTEMAS DE INFORMAÇÃO GERENCIAL (MIS) </text:span></text:p>
      <text:p text:style-name="P7">-<text:span text:style-name="T12">serve para gerentes intermediários, que usam o sistema para supervisão, controle e tomada de <text:tab/>decisão. Resumindo, serve para responder a pergunta: “Tudo está funcionando <text:tab/>corretamente?”</text:span></text:p>
      <text:p text:style-name="P7"/>
      <text:p text:style-name="P8">SISTEMA DE PROCESSAMENTO DE TRANSAÇÕES (TPS)</text:p>
      <text:p text:style-name="P8">-<text:span text:style-name="T13">sistema que executa e registra as operações de rotina (diárias).</text:span></text:p>
      <text:p text:style-name="P8"/>
      <text:p text:style-name="P8"/>
      <text:p text:style-name="P9">TOMADA DE DECISÃO E SISTEMAS DE INFORMAÇÃO </text:p>
      <text:p text:style-name="P9">-<text:span text:style-name="T14">Hoje em dia as decisões são tomadas em todos os níveis da empresa. </text:span></text:p>
      <text:p text:style-name="P9">-<text:span text:style-name="T15">Estas decisões alimentam um sistema, que por sua vez, compila e fornece diversos tipos de <text:tab/>relatórios para outros tipos de tomadas de decisões.</text:span></text:p>
      <text:p text:style-name="P9">-<text:span text:style-name="T16">o grau de complexidade de uma decisão está diretamente ligada a seu nível de estruturação, se mais <text:tab/>estruturado então mais organizado, </text:span><text:span text:style-name="T17">mais fácil de automatizar,</text:span><text:span text:style-name="T16"> com entrada e saídas bem <text:tab/>definidas. </text:span></text:p>
      <text:p text:style-name="P9"><text:soft-page-break/></text:p>
      <text:p text:style-name="P9"/>
      <text:p text:style-name="P9"/>
      <text:p text:style-name="P9"/>
      <text:p text:style-name="P9"/>
      <text:p text:style-name="P5"/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7T12:27:53.450000000</meta:creation-date>
    <dc:date>2024-06-18T13:05:40.595000000</dc:date>
    <meta:editing-duration>PT1H44M44S</meta:editing-duration>
    <meta:editing-cycles>29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25" meta:word-count="380" meta:character-count="2498" meta:non-whitespace-character-count="2117"/>
  </office:meta>
</office:document-meta>
</file>